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の多くは、炎、水、光、闇のどれかに
弱点を持ちます。</text:p>
          </table:table-cell>
          <table:table-cell table:style-name="ce0"/>
          <table:table-cell table:style-name="ce0"/>
          <table:table-cell table:style-name="ce0" office:value-type="string">
            <text:p>Out of all the monsters you'll ever meet, most
of 'em have a weakness—fire, water, light,
or darkness.</text:p>
          </table:table-cell>
          <table:table-cell table:number-columns-repeated="1020"/>
        </table:table-row>
        <table:table-row>
          <table:table-cell table:style-name="ce0" office:value-type="string">
            <text:p>弱点となる属性攻撃を行えば、より効果的な
ダメージを与え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You can deal out more damage if you hit 'em
with attacks of the right elemen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絶壁の途中に横穴があり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a cave in the side of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魔物を警戒して誰も踏み入ったことがないの
　ですが、その先に拠点があると見て間違い
　ないで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No one has ever set foot inside in fear of
monsters, but there's no doubt that there's
a base in t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雪原及び絶壁周辺は、引き続き警備を強化
　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shall be increasing our security around
the snowfields and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敵も本気のようですね。　しかしこの町は
　何としてでも死守してみせ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 enemy shall not relent. However, we will
defend this town to the death.”</text:p>
          </table:table-cell>
          <table:table-cell table:number-columns-repeated="1020"/>
        </table:table-row>
        <table:table-row>
          <table:table-cell table:style-name="ce0" office:value-type="string">
            <text:p>伝令兵
「吾輩は伝令兵。　名声はまだ無い。」</text:p>
          </table:table-cell>
          <table:table-cell table:style-name="ce0"/>
          <table:table-cell table:style-name="ce0"/>
          <table:table-cell table:style-name="ce0" office:value-type="string">
            <text:p>Messenger
“I am a messenger. My name is as of yet
largely unknown to the world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ここで待機しています。」</text:p>
          </table:table-cell>
          <table:table-cell table:style-name="ce0"/>
          <table:table-cell table:style-name="ce0"/>
          <table:table-cell table:style-name="ce0" office:value-type="string">
            <text:p>Priest
“I will be waiting here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May you all receive His blessing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北部は、煉絶の姫君とゆかりの深い地域
　のようです。」</text:p>
          </table:table-cell>
          <table:table-cell table:style-name="ce0"/>
          <table:table-cell table:style-name="ce0"/>
          <table:table-cell table:style-name="ce0" office:value-type="string">
            <text:p>Priest
“The Northlands are deeply intertwined
with the 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しばらくここに残り、古い伝承をあたって
　みようと思います。　何か思わぬ発見がある
　かもしれませんからね。」</text:p>
          </table:table-cell>
          <table:table-cell table:style-name="ce0"/>
          <table:table-cell table:style-name="ce0"/>
          <table:table-cell table:style-name="ce0" office:value-type="string">
            <text:p>Priest
“I shall stay here a while longer and study
the legends. There may be much to
be discovered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　この世界に平和を取り
戻しましょう！！</text:p>
          </table:table-cell>
          <table:table-cell table:style-name="ce0"/>
          <table:table-cell table:style-name="ce0"/>
          <table:table-cell table:style-name="ce0" office:value-type="string">
            <text:p>Break a leg!! Let's bring peace back to
the world, once and for all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